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736in" fo:margin-left="-0.0417in" fo:margin-top="0in" fo:margin-bottom="0in" table:align="left"/>
    </style:style>
    <style:style style:name="Table1.A" style:family="table-column">
      <style:table-column-properties style:column-width="1.8028in"/>
    </style:style>
    <style:style style:name="Table1.B" style:family="table-column">
      <style:table-column-properties style:column-width="2.5306in"/>
    </style:style>
    <style:style style:name="Table1.C" style:family="table-column">
      <style:table-column-properties style:column-width="1.0535in"/>
    </style:style>
    <style:style style:name="Table1.D" style:family="table-column">
      <style:table-column-properties style:column-width="1.5861in"/>
    </style:style>
    <style:style style:name="Table1.1" style:family="table-row">
      <style:table-row-properties style:min-row-height="0.3396in" fo:keep-together="auto"/>
    </style:style>
    <style:style style:name="Table1.A1" style:family="table-cell">
      <style:table-cell-properties style:vertical-align="middle" fo:padding-left="0.0208in" fo:padding-right="0.0208in" fo:padding-top="0in" fo:padding-bottom="0in" fo:border="none"/>
    </style:style>
    <style:style style:name="Table1.2" style:family="table-row">
      <style:table-row-properties style:min-row-height="0.2083in" fo:keep-together="auto"/>
    </style:style>
    <style:style style:name="Table1.3" style:family="table-row">
      <style:table-row-properties style:min-row-height="0.35in" fo:keep-together="auto"/>
    </style:style>
    <style:style style:name="Table1.A3" style:family="table-cell">
      <style:table-cell-properties style:vertical-align="bottom" fo:padding-left="0.0208in" fo:padding-right="0.0208in" fo:padding-top="0in" fo:padding-bottom="0in" fo:border="none"/>
    </style:style>
    <style:style style:name="Table1.B4" style:family="table-cell">
      <style:table-cell-properties fo:padding-left="0.0208in" fo:padding-right="0.0208in" fo:padding-top="0in" fo:padding-bottom="0in" fo:border="none"/>
    </style:style>
    <style:style style:name="Table1.B5" style:family="table-cell">
      <style:table-cell-properties fo:padding-left="0.0208in" fo:padding-right="0.0208in" fo:padding-top="0in" fo:padding-bottom="0in" fo:border="none"/>
    </style:style>
    <style:style style:name="P1" style:family="paragraph" style:parent-style-name="Standard">
      <style:text-properties officeooo:rsid="000142e4" officeooo:paragraph-rsid="000142e4"/>
    </style:style>
    <style:style style:name="P2" style:family="paragraph" style:parent-style-name="Standard">
      <style:text-properties officeooo:rsid="0003deed" officeooo:paragraph-rsid="0003deed"/>
    </style:style>
    <style:style style:name="P3" style:family="paragraph" style:parent-style-name="Standard">
      <style:text-properties officeooo:rsid="0004a320" officeooo:paragraph-rsid="0004a320"/>
    </style:style>
    <style:style style:name="P4" style:family="paragraph" style:parent-style-name="Standard">
      <style:text-properties officeooo:paragraph-rsid="000142e4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20aa" officeooo:paragraph-rsid="000d20aa" style:font-weight-asian="bold" style:font-weight-complex="bold"/>
    </style:style>
    <style:style style:name="P6" style:family="paragraph" style:parent-style-name="Standard" style:list-style-name="L1">
      <style:text-properties officeooo:rsid="0003deed" officeooo:paragraph-rsid="0003deed"/>
    </style:style>
    <style:style style:name="P7" style:family="paragraph" style:parent-style-name="Standard">
      <style:text-properties officeooo:rsid="0003deed" officeooo:paragraph-rsid="0003deed"/>
    </style:style>
    <style:style style:name="P8" style:family="paragraph" style:parent-style-name="Standard">
      <style:text-properties officeooo:rsid="00070856"/>
    </style:style>
    <style:style style:name="P9" style:family="paragraph" style:parent-style-name="Standard">
      <style:text-properties officeooo:rsid="00070856" officeooo:paragraph-rsid="00070856"/>
    </style:style>
    <style:style style:name="P10" style:family="paragraph" style:parent-style-name="Standard">
      <style:paragraph-properties fo:text-align="center" style:justify-single-word="false">
        <style:tab-stops/>
      </style:paragraph-properties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T1" style:family="text">
      <style:text-properties officeooo:rsid="00030cbe"/>
    </style:style>
    <style:style style:name="T2" style:family="text">
      <style:text-properties officeooo:rsid="0004a320"/>
    </style:style>
    <style:style style:name="T3" style:family="text">
      <style:text-properties officeooo:rsid="000631bb"/>
    </style:style>
    <style:style style:name="T4" style:family="text">
      <style:text-properties officeooo:rsid="0008b557"/>
    </style:style>
    <style:style style:name="T5" style:family="text">
      <style:text-properties officeooo:rsid="000a24df"/>
    </style:style>
    <style:style style:name="T6" style:family="text">
      <style:text-properties officeooo:rsid="000142e4"/>
    </style:style>
    <style:style style:name="T7" style:family="text">
      <style:text-properties officeooo:rsid="000a5808"/>
    </style:style>
    <style:style style:name="T8" style:family="text">
      <style:text-properties fo:font-style="italic" officeooo:rsid="00030cbe" style:font-style-asian="italic" style:font-style-complex="italic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font-style="italic" fo:font-weight="bold" officeooo:rsid="00030cbe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a6427" style:font-style-asian="italic" style:font-weight-asian="bold" style:font-style-complex="italic" style:font-weight-complex="bold"/>
    </style:style>
    <style:style style:name="T12" style:family="text">
      <style:text-properties fo:font-weight="bold" style:font-weight-asian="bold"/>
    </style:style>
    <style:style style:name="T13" style:family="text">
      <style:text-properties officeooo:rsid="000bdf5c"/>
    </style:style>
    <style:style style:name="T14" style:family="text">
      <style:text-properties officeooo:rsid="000c2f0b"/>
    </style:style>
    <style:style style:name="T15" style:family="text">
      <style:text-properties officeooo:rsid="000d1f31"/>
    </style:style>
    <style:style style:name="T16" style:family="text">
      <style:text-properties officeooo:rsid="001040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seudocode for QwikCooks</text:p>
      <text:p text:style-name="P1"/>
      <text:p text:style-name="P1">Our a<text:span text:style-name="T4">p</text:span>p is called QwikCooks. <text:s/>It’s target demographic is lower to middle income citizens (i.e., college students, <text:span text:style-name="T4">and </text:span>people groups 18-35 yrs. <text:span text:style-name="T4">o</text:span>ld). <text:s/>Typically members of this demographic are “on the go”. <text:s/>They increasingly spend less time preparing meals yet because of the high cost of dining out they are searching for a solution that provides fast, affordable and healthy options for at-home meal preparation. <text:s/></text:p>
      <text:p text:style-name="P1"/>
      <text:p text:style-name="P4"><text:span text:style-name="T6">Our app </text:span><text:span text:style-name="T1">will </text:span><text:span text:style-name="T5">open with</text:span><text:span text:style-name="T1"> a 10-</text:span><text:span text:style-name="T5">second</text:span><text:span text:style-name="T1"> video that </text:span><text:span text:style-name="T5">displays</text:span><text:span text:style-name="T1"> a variety of dishes. <text:s/></text:span><text:span text:style-name="T7">After the short video, the UI w</text:span><text:span text:style-name="T1">ill then fade into the landing page which will contain a header, navbar, and a highly visible </text:span><text:span text:style-name="T10">“Select Meal”</text:span><text:span text:style-name="T8"> </text:span><text:span text:style-name="T1">button. <text:s/>Simplicity is the focus of the landing page.</text:span></text:p>
      <text:p text:style-name="P1"/>
      <text:p text:style-name="P2">As the user scrolls down, our <text:span text:style-name="T11">M</text:span><text:span text:style-name="T10">ission </text:span><text:span text:style-name="T11">S</text:span><text:span text:style-name="T10">tatement</text:span> will appear followed by a short bio on each member of our company in the <text:span text:style-name="T10">“About Us”</text:span> section. <text:s/>This will be followed by the main feature. <text:s/>Card will display different Ingredient Groups:</text:p>
      <text:p text:style-name="P2"/>
      <text:list xml:id="list128864747" text:style-name="L1">
        <text:list-item>
          <text:p text:style-name="P6">Fruits</text:p>
        </text:list-item>
        <text:list-item>
          <text:p text:style-name="P6">Vegetables</text:p>
        </text:list-item>
        <text:list-item>
          <text:p text:style-name="P6">Meats</text:p>
        </text:list-item>
        <text:list-item>
          <text:p text:style-name="P6">Dairy</text:p>
        </text:list-item>
        <text:list-item>
          <text:p text:style-name="P6">Spices</text:p>
        </text:list-item>
        <text:list-item>
          <text:p text:style-name="P6">Condiments</text:p>
        </text:list-item>
      </text:list>
      <text:p text:style-name="P2"/>
      <text:p text:style-name="P2"><text:span text:style-name="T13">Ingredient choices</text:span> are made using <text:span text:style-name="T13">check boxes.</text:span> <text:s/>User will then <text:span text:style-name="T13">click</text:span> a <text:span text:style-name="T10">“Get Recipe”</text:span> Button which will display the Recipe for foods belonging to <text:span text:style-name="T2">the </text:span><text:span text:style-name="T10">Appetizer, Entree, or Dessert Group</text:span><text:span text:style-name="T2"> depending on user’s choice. <text:s/>This result will be achieved through DOM manipulation and an Event Listener </text:span><text:span text:style-name="T14">using JavaScript </text:span><text:span text:style-name="T15">and jQuery. </text:span><text:span text:style-name="T14"><text:s/></text:span><text:span text:style-name="T2">All ingredients are stored in arrays and declared in specific variables. <text:s/>Recipes will be stored in an array of objects. <text:s/></text:span></text:p>
      <text:p text:style-name="P2"/>
      <text:p text:style-name="P3">A function which will include condition statements will pull values from the respective array (depending on ingredient selected) and mat<text:span text:style-name="T3">ch those ingredients in their recipe. <text:s/>These ingredients will then be stored in an array and compared to the data that contains some of those ingredients. <text:s/>If there is a significant match of ingredients, then the recipe choices will display in the UI.</text:span></text:p>
      <text:p text:style-name="P3"/>
      <text:p text:style-name="P9">Our #1 focus is functionality. <text:s/>Secondly, we intend on creating a design that is intuitive and easy to use <text:s/>thus ensuring a pleasing and enjoyable user experience.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0"><text:span text:style-name="T9">Qwik Cooks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0"><text:span text:style-name="T9">Name</text:span></text:p>
          </table:table-cell>
          <table:table-cell table:style-name="Table1.A1" office:value-type="string">
            <text:p text:style-name="P10"><text:span text:style-name="T9">Task</text:span></text:p>
          </table:table-cell>
          <table:table-cell table:style-name="Table1.A1" office:value-type="string">
            <text:p text:style-name="P10"><text:span text:style-name="T9">Target Date</text:span></text:p>
          </table:table-cell>
          <table:table-cell table:style-name="Table1.A1" office:value-type="string">
            <text:p text:style-name="P10"><text:span text:style-name="T9">Issues/Needs</text:span></text:p>
          </table:table-cell>
        </table:table-row>
        <table:table-row table:style-name="Table1.3">
          <table:table-cell table:style-name="Table1.A3" office:value-type="string">
            <text:p text:style-name="P10"><text:span text:style-name="T12">Estavillo, John</text:span></text:p>
          </table:table-cell>
          <table:table-cell table:style-name="Table1.A3" office:value-type="string">
            <text:p text:style-name="P10">create ingredient arrays</text:p>
          </table:table-cell>
          <table:table-cell table:style-name="Table1.A3" office:value-type="string">
            <text:p text:style-name="P10">Fri, 4.29.22</text:p>
          </table:table-cell>
          <table:table-cell table:style-name="Table1.A3" office:value-type="string">
            <text:p text:style-name="P10"/>
          </table:table-cell>
        </table:table-row>
        <table:table-row table:style-name="Table1.3">
          <table:table-cell table:style-name="Table1.A3" office:value-type="string">
            <text:p text:style-name="P10"><text:span text:style-name="T12">Ireland, Howard</text:span></text:p>
          </table:table-cell>
          <table:table-cell table:style-name="Table1.B4" office:value-type="string">
            <text:p text:style-name="P10"><text:span text:style-name="T16">javaScript</text:span>, jQuery, DOM manipulation, pseudocode, recipe objects</text:p>
          </table:table-cell>
          <table:table-cell table:style-name="Table1.A3" office:value-type="string">
            <text:p text:style-name="P10">Fri, 4.29.22</text:p>
          </table:table-cell>
          <table:table-cell table:style-name="Table1.A3" office:value-type="string">
            <text:p text:style-name="P10">recipes</text:p>
          </table:table-cell>
        </table:table-row>
        <table:table-row table:style-name="Table1.3">
          <table:table-cell table:style-name="Table1.A3" office:value-type="string">
            <text:p text:style-name="P10"><text:span text:style-name="T12">Teasley, Zion</text:span></text:p>
          </table:table-cell>
          <table:table-cell table:style-name="Table1.B5" office:value-type="string">
            <text:p text:style-name="P10">CSS, design</text:p>
          </table:table-cell>
          <table:table-cell table:style-name="Table1.A3" office:value-type="string">
            <text:p text:style-name="P10">Fri, 4.29.22</text:p>
          </table:table-cell>
          <table:table-cell table:style-name="Table1.A3" office:value-type="string">
            <text:p text:style-name="P10">vegan meal options</text:p>
          </table:table-cell>
        </table:table-row>
        <table:table-row table:style-name="Table1.3">
          <table:table-cell table:style-name="Table1.A3" office:value-type="string">
            <text:p text:style-name="P10"><text:span text:style-name="T12">Valles-Alcala, Malcolm</text:span></text:p>
          </table:table-cell>
          <table:table-cell table:style-name="Table1.A3" office:value-type="string">
            <text:p text:style-name="P10">Intro video, java<text:span text:style-name="T16">S</text:span>cript, jQuery, DOM manipulation</text:p>
          </table:table-cell>
          <table:table-cell table:style-name="Table1.A3" office:value-type="string">
            <text:p text:style-name="P10">Fri, 4.29.22</text:p>
          </table:table-cell>
          <table:table-cell table:style-name="Table1.A3" office:value-type="string">
            <text:p text:style-name="P10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2-04-28T09:15:23.847000000</dc:date>
    <meta:editing-duration>PT30M31S</meta:editing-duration>
    <meta:editing-cycles>17</meta:editing-cycles>
    <meta:document-statistic meta:table-count="1" meta:image-count="0" meta:object-count="0" meta:page-count="1" meta:paragraph-count="32" meta:word-count="372" meta:character-count="2306" meta:non-whitespace-character-count="1953"/>
  </office:meta>
</office:document-meta>
</file>